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5a4d" officeooo:paragraph-rsid="001c5a4d"/>
    </style:style>
    <style:style style:name="P2" style:family="paragraph" style:parent-style-name="Standard">
      <style:paragraph-properties fo:text-align="center" style:justify-single-word="false"/>
      <style:text-properties officeooo:rsid="001c5a4d" officeooo:paragraph-rsid="001c5a4d"/>
    </style:style>
    <style:style style:name="P3" style:family="paragraph" style:parent-style-name="Standard">
      <style:text-properties officeooo:rsid="001c5a4d" officeooo:paragraph-rsid="00251ee6"/>
    </style:style>
    <style:style style:name="P4" style:family="paragraph" style:parent-style-name="Standard">
      <style:text-properties officeooo:rsid="001c5a4d" officeooo:paragraph-rsid="002bad0f"/>
    </style:style>
    <style:style style:name="P5" style:family="paragraph" style:parent-style-name="Standard">
      <style:text-properties officeooo:rsid="001cd508" officeooo:paragraph-rsid="001cd508"/>
    </style:style>
    <style:style style:name="P6" style:family="paragraph" style:parent-style-name="Standard">
      <style:text-properties officeooo:rsid="001e047c" officeooo:paragraph-rsid="001e047c"/>
    </style:style>
    <style:style style:name="P7" style:family="paragraph" style:parent-style-name="Standard">
      <style:text-properties officeooo:rsid="001e047c" officeooo:paragraph-rsid="002bad0f"/>
    </style:style>
    <style:style style:name="P8" style:family="paragraph" style:parent-style-name="Standard">
      <style:text-properties officeooo:rsid="002065ac" officeooo:paragraph-rsid="002065ac"/>
    </style:style>
    <style:style style:name="P9" style:family="paragraph" style:parent-style-name="Standard">
      <style:text-properties officeooo:rsid="002065ac" officeooo:paragraph-rsid="002bad0f"/>
    </style:style>
    <style:style style:name="P10" style:family="paragraph" style:parent-style-name="Standard">
      <style:text-properties officeooo:rsid="002673cb" officeooo:paragraph-rsid="002673cb"/>
    </style:style>
    <style:style style:name="P11" style:family="paragraph" style:parent-style-name="Standard">
      <style:text-properties officeooo:rsid="002673cb" officeooo:paragraph-rsid="002767dc"/>
    </style:style>
    <style:style style:name="P12" style:family="paragraph" style:parent-style-name="Standard">
      <style:text-properties officeooo:rsid="002673cb" officeooo:paragraph-rsid="002bad0f"/>
    </style:style>
    <style:style style:name="P13" style:family="paragraph" style:parent-style-name="Standard">
      <style:text-properties officeooo:rsid="002767dc" officeooo:paragraph-rsid="002767dc"/>
    </style:style>
    <style:style style:name="T1" style:family="text">
      <style:text-properties officeooo:rsid="002065ac"/>
    </style:style>
    <style:style style:name="T2" style:family="text">
      <style:text-properties officeooo:rsid="0021e450"/>
    </style:style>
    <style:style style:name="T3" style:family="text">
      <style:text-properties officeooo:rsid="0024af4d"/>
    </style:style>
    <style:style style:name="T4" style:family="text">
      <style:text-properties officeooo:rsid="0024c7ea"/>
    </style:style>
    <style:style style:name="T5" style:family="text">
      <style:text-properties officeooo:rsid="00251ee6"/>
    </style:style>
    <style:style style:name="T6" style:family="text">
      <style:text-properties officeooo:rsid="002673cb"/>
    </style:style>
    <style:style style:name="T7" style:family="text">
      <style:text-properties officeooo:rsid="002767dc"/>
    </style:style>
    <style:style style:name="T8" style:family="text">
      <style:text-properties officeooo:rsid="002916d4"/>
    </style:style>
    <style:style style:name="T9" style:family="text">
      <style:text-properties officeooo:rsid="002993cd"/>
    </style:style>
    <style:style style:name="T10" style:family="text">
      <style:text-properties officeooo:rsid="002bad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e Cases</text:p>
      <text:p text:style-name="P1">Search Availabilities</text:p>
      <text:p text:style-name="P1"><text:tab/><text:span text:style-name="T1">Primary Actor: User</text:span></text:p>
      <text:p text:style-name="P1"><text:span text:style-name="T1"><text:tab/>Scope: User Interface</text:span></text:p>
      <text:p text:style-name="P7"><text:tab/><text:span text:style-name="T7">Description: The user connects to the system. The Reservation system receives the search criteria from the user. The Reservation System then searches the available inventory, and presents the user with a list of availabilities that satisfy the given criteria.</text:span></text:p>
      <text:p text:style-name="P6"><text:span text:style-name="T1"><text:tab/>Status: Basic implementation. Limited searchable parameters.</text:span></text:p>
      <text:p text:style-name="P6"/>
      <text:p text:style-name="P8">Search Inventory</text:p>
      <text:p text:style-name="P8"><text:tab/>Primary Actor: Search</text:p>
      <text:p text:style-name="P8"><text:tab/>Scope: Application</text:p>
      <text:p text:style-name="P9"><text:tab/><text:span text:style-name="T7">Description: </text:span>The reservation system creates a new Search with given criteria. The Search queries the inventory for availabilities that satisfy the general requirements of the criteria. Then the search object appl<text:span text:style-name="T8">ie</text:span>s the business logic to those results in order to create a list of search results consisting of availabilities. The search object then returns these results to the Reservation System.</text:p>
      <text:p text:style-name="P8"><text:tab/><text:span text:style-name="T9">Status: Business logic not fully applied. Only returns all availabilities in a range, but doesn't return any error status if one day in a range is unavailable.</text:span></text:p>
      <text:p text:style-name="P1"/>
      <text:p text:style-name="P8">Manage Reservations</text:p>
      <text:p text:style-name="P8"><text:tab/>Primary Actor: User</text:p>
      <text:p text:style-name="P8"><text:tab/>Scope: User Interface</text:p>
      <text:p text:style-name="P9"><text:tab/><text:span text:style-name="T7">Description: </text:span>The user connects to the system. Then the user is presented with a set of management options such as book, cancel, and view. The user then selects one of these options. In the case of book, the user will give the system it's user id and the availability to book. The Reservation system will return a confirmation and the information about the booking. If the cancel option is selected, the user will provide their user id and the reservation id they would like to cancel. The Reservation System will cancel the reservation and return the confirmation to the user. The view option will require the user to provide their user id and the reservation to view. The reservation system will respond with the information about the reservation requested.</text:p>
      <text:p text:style-name="P8"><text:tab/><text:span text:style-name="T9">Status: Interface complete</text:span></text:p>
      <text:p text:style-name="P8"/>
      <text:p text:style-name="P1">Book Availability</text:p>
      <text:p text:style-name="P1"><text:tab/><text:span text:style-name="T1">Primary Actor: Reservation System</text:span></text:p>
      <text:p text:style-name="P1"><text:span text:style-name="T1"><text:tab/>Scope: Application</text:span></text:p>
      <text:p text:style-name="P4"><text:tab/><text:span text:style-name="T7">Description: The Reservation System will use a provided user id, and a search result to create a reservation record. Then it will update the inventory to reflect the decrease in the available space for the specified availabilities. Next, it will record the Reservation Record in the system. After that it will record the payment for the booking by updating the revenue for the appropriate Hostel. Finally it will return a confirmation and the reservation information to the reservation maker.</text:span></text:p>
      <text:p text:style-name="P1"><text:span text:style-name="T2"><text:tab/>Status: Implementation complete.</text:span></text:p>
      <text:p text:style-name="P1"/>
      <text:p text:style-name="P1">View Reservation</text:p>
      <text:p text:style-name="P1"><text:tab/><text:span text:style-name="T2">Primary Actor: Reservation System</text:span></text:p>
      <text:p text:style-name="P1"><text:span text:style-name="T2"><text:tab/>Scope: Application</text:span></text:p>
      <text:p text:style-name="P4"><text:span text:style-name="T2"><text:tab/>Description: The Reservation System will take a user id and a reservation id and look up the corresponding reservation in the Reservation Records. It will then format and return the reservation information.</text:span></text:p>
      <text:p text:style-name="P1"><text:span text:style-name="T2"><text:tab/>Status: Implementation complete, however the information is limited and the formatting should </text:span><text:soft-page-break/><text:span text:style-name="T2">be more determined by business logic. At the time I went with what seemed logical, however very easy to augment.</text:span></text:p>
      <text:p text:style-name="P1"/>
      <text:p text:style-name="P1">Cancel Reservation</text:p>
      <text:p text:style-name="P1"><text:tab/><text:span text:style-name="T4">Primary Actor: Reservation System</text:span></text:p>
      <text:p text:style-name="P1"><text:span text:style-name="T4"><text:tab/>Scope: Application</text:span></text:p>
      <text:p text:style-name="P4"><text:tab/><text:span text:style-name="T7">Description: The reservation system will take a user id and a reservation id. Then it will look up the reservation in the reservation records. If the reservation's user id matches the user id, the Reservation System will free all availabilities by telling the Inventory system to update appropriately. Then it will calculate any penalties incurred by this calculation defined by the hostel's cancellation policy. Next, it refunds the appropriate amount to the customer and reduces it from the Hostel's revenue. Finally it will delete the record from the Reservation Records and return a confirmation to the User.</text:span></text:p>
      <text:p text:style-name="P1"><text:span text:style-name="T3"><text:tab/>Status: Implemented.</text:span></text:p>
      <text:p text:style-name="P1"/>
      <text:p text:style-name="P8">Manage Users</text:p>
      <text:p text:style-name="P8"><text:tab/><text:span text:style-name="T5">Primary Actor: Admin</text:span></text:p>
      <text:p text:style-name="P8"><text:span text:style-name="T5"><text:tab/>Scope: User Administration Interface</text:span></text:p>
      <text:p text:style-name="P9"><text:span text:style-name="T5"><text:tab/>Description: The Admin will connect to the user administration interface. The user administration interface will present several options. In the case of adding a user, the Admin will provide the interface with the users first and last name, an email, and optionally credit card info and phone number. The user administration interface will add the user to the User system and return a confirmation to the administrator.</text:span></text:p>
      <text:p text:style-name="P8"><text:span text:style-name="T5"><text:tab/>Status: Implemented</text:span></text:p>
      <text:p text:style-name="P8"/>
      <text:p text:style-name="P1">Add User</text:p>
      <text:p text:style-name="P1"><text:tab/><text:span text:style-name="T5">Primary Actor: User Manager</text:span></text:p>
      <text:p text:style-name="P1"><text:span text:style-name="T5"><text:tab/>Scope: Application</text:span></text:p>
      <text:p text:style-name="P4"><text:span text:style-name="T5"><text:tab/>Description: The User Manager will get a request to add a user with given information. It will then create a user record with the information. Next it will record the record in the user database. Finally it will return a confirmation with the new user information.</text:span></text:p>
      <text:p text:style-name="P1"><text:span text:style-name="T5"><text:tab/>Status: Implemented</text:span></text:p>
      <text:p text:style-name="P1"><text:span text:style-name="T5"><text:tab/></text:span></text:p>
      <text:p text:style-name="P1"/>
      <text:p text:style-name="P1">Modify User</text:p>
      <text:p text:style-name="P3"><text:span text:style-name="T5"><text:tab/>Primary Actor: User Manager</text:span></text:p>
      <text:p text:style-name="P3"><text:span text:style-name="T5"><text:tab/>Scope: Application</text:span></text:p>
      <text:p text:style-name="P4"><text:tab/><text:span text:style-name="T7">Description: The User Manager will get a modification request with a user id and the information to change. The User Manager will request the User Record from the User Database. Then it will update the user record with the changed information. Next, <text:s/>it will send the modified record to the User Database for storage. Finally, it will send a confirmation of the modification along with the updated user record.</text:span></text:p>
      <text:p text:style-name="P1"><text:span text:style-name="T5"><text:tab/>Status: Implemented</text:span></text:p>
      <text:p text:style-name="P1"/>
      <text:p text:style-name="P13">Get Business Information</text:p>
      <text:p text:style-name="P1"><text:tab/><text:span text:style-name="T6">Primary Actor: Admin</text:span></text:p>
      <text:p text:style-name="P1"><text:span text:style-name="T6"><text:tab/>Scope: Administration Interface</text:span></text:p>
      <text:p text:style-name="P4"><text:span text:style-name="T6"><text:tab/>Description: The Admin will connect to the administration interface. They will then be presented by various administrative commands. Here they choose business information. In this case the </text:span><text:soft-page-break/><text:span text:style-name="T6">Admin will send a request for occupancy or revenue information to the Reservation System. The Reservation System will calculate and return the requested information.</text:span></text:p>
      <text:p text:style-name="P1"><text:span text:style-name="T6"><text:tab/>Status: Implemented</text:span></text:p>
      <text:p text:style-name="P1"/>
      <text:p text:style-name="P10">Calculate Occupancy</text:p>
      <text:p text:style-name="P10"><text:tab/>Primary Actor<text:span text:style-name="T7">s</text:span>: Reservation <text:span text:style-name="T7">Records, Inventory</text:span></text:p>
      <text:p text:style-name="P10"><text:tab/>Scope: Application</text:p>
      <text:p text:style-name="P12"><text:tab/><text:span text:style-name="T7">Description: </text:span>The Reservation System will request the amount of free space from the Inventory. Then it will request the amount of reserved space from the Reservation Records. Finally, it will use the reserved and available amounts to calculate and return the occupancy rate.</text:p>
      <text:p text:style-name="P10"><text:tab/><text:span text:style-name="T10">Status: Implemented</text:span></text:p>
      <text:p text:style-name="P10"/>
      <text:p text:style-name="P11">Get Total Revenue</text:p>
      <text:p text:style-name="P1"><text:tab/><text:span text:style-name="T7">Primary Actor: Hostel Records</text:span></text:p>
      <text:p text:style-name="P1"><text:span text:style-name="T7"><text:tab/>Scope: Application</text:span></text:p>
      <text:p text:style-name="P4"><text:span text:style-name="T7"><text:tab/>Description: The Reservation System will get a request for the total revenue. It will then ask the hostel records for the revenues of each hostel and calculate the sum. It will then return this total revenue.</text:span></text:p>
      <text:p text:style-name="P1"><text:span text:style-name="T7"><text:tab/>Status: Implemented</text:span></text:p>
      <text:p text:style-name="P1"/>
      <text:p text:style-name="P5">Load hostel data</text:p>
      <text:p text:style-name="P5"><text:tab/><text:span text:style-name="T7">Primary Actor: Reservation System</text:span></text:p>
      <text:p text:style-name="P5"><text:span text:style-name="T7"><text:tab/>Scope: Application</text:span></text:p>
      <text:p text:style-name="P5"><text:span text:style-name="T7"><text:tab/>Description: The Admin will request the Reservation System to load a hostel from an XML file. The Reservation System will then parse the information in the file. First it will create and add a new Hostel record to the Hostel Database. Then it will parse each availability and use them to update the Inventory. It will then return a confirmation message to the Admin.</text:span></text:p>
      <text:p text:style-name="P5"><text:span text:style-name="T7"><text:tab/>Status: Implemen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9T21:52:52.170339511</meta:creation-date>
    <dc:date>2013-11-20T19:17:31.413374819</dc:date>
    <meta:editing-duration>PT21H23M4S</meta:editing-duration>
    <meta:editing-cycles>18</meta:editing-cycles>
    <meta:generator>LibreOffice/4.1.3.2$Linux_X86_64 LibreOffice_project/410m0$Build-2</meta:generator>
    <meta:document-statistic meta:table-count="0" meta:image-count="0" meta:object-count="0" meta:page-count="3" meta:paragraph-count="67" meta:word-count="1009" meta:character-count="6561" meta:non-whitespace-character-count="5564"/>
  </office:meta>
</office:document-meta>
</file>